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-2.007cm" svg:y="2.939cm" svg:width="20.675cm" svg:height="14.2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36:30.764501550</meta:creation-date>
    <dc:date>2019-01-21T15:55:22.633475376</dc:date>
    <meta:editing-duration>PT3M3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89mm"/>
    </style:style>
    <style:style style:name="co2" style:family="table-column">
      <style:table-column-properties fo:break-before="auto" style:column-width="76.91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77.4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1.76pt solid #4c4c4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.$C9]=&quot;Done&quot;)" style:apply-style-name="Excel_5f_CondFormat_5f_2_5f_1_5f_1" style:base-cell-address="'Product Backlog'.A5"/>
      <style:map style:condition="is-true-formula([.$C9]=&quot;Ongoing&quot;)" style:apply-style-name="Excel_5f_CondFormat_5f_2_5f_1_5f_2" style:base-cell-address="'Product Backlog'.A5"/>
      <style:map style:condition="is-true-formula([.$C9]=&quot;Removed&quot;)" style:apply-style-name="Excel_5f_CondFormat_5f_2_5f_1_5f_3" style:base-cell-address="'Product Backlog'.A5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1.76pt solid #4c4c4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C8]=&quot;Done&quot;)" style:apply-style-name="Excel_5f_CondFormat_5f_2_5f_1_5f_1" style:base-cell-address="'Product Backlog'.A4"/>
      <style:map style:condition="is-true-formula([.$C8]=&quot;Ongoing&quot;)" style:apply-style-name="Excel_5f_CondFormat_5f_2_5f_1_5f_2" style:base-cell-address="'Product Backlog'.A4"/>
      <style:map style:condition="is-true-formula([.$C8]=&quot;Removed&quot;)" style:apply-style-name="Excel_5f_CondFormat_5f_2_5f_1_5f_3" style:base-cell-address="'Product Backlog'.A4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.$C9]=&quot;Done&quot;)" style:apply-style-name="Excel_5f_CondFormat_5f_2_5f_1_5f_1" style:base-cell-address="'Product Backlog'.A5"/>
      <style:map style:condition="is-true-formula([.$C9]=&quot;Ongoing&quot;)" style:apply-style-name="Excel_5f_CondFormat_5f_2_5f_1_5f_2" style:base-cell-address="'Product Backlog'.A5"/>
      <style:map style:condition="is-true-formula([.$C9]=&quot;Removed&quot;)" style:apply-style-name="Excel_5f_CondFormat_5f_2_5f_1_5f_3" style:base-cell-address="'Product Backlog'.A5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map style:condition="is-true-formula([#REF!]=&quot;Done&quot;)" style:apply-style-name="Excel_5f_CondFormat_5f_2_5f_1_5f_1" style:base-cell-address="'Product Backlog'.B11"/>
      <style:map style:condition="is-true-formula([#REF!]=&quot;Ongoing&quot;)" style:apply-style-name="Excel_5f_CondFormat_5f_2_5f_1_5f_2" style:base-cell-address="'Product Backlog'.B11"/>
      <style:map style:condition="is-true-formula([#REF!]=&quot;Removed&quot;)" style:apply-style-name="Excel_5f_CondFormat_5f_2_5f_1_5f_3" style:base-cell-address="'Product Backlog'.B11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4c4c4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C8]=&quot;Done&quot;)" style:apply-style-name="Excel_5f_CondFormat_5f_2_5f_1_5f_1" style:base-cell-address="'Product Backlog'.B4"/>
      <style:map style:condition="is-true-formula([.$C8]=&quot;Ongoing&quot;)" style:apply-style-name="Excel_5f_CondFormat_5f_2_5f_1_5f_2" style:base-cell-address="'Product Backlog'.B4"/>
      <style:map style:condition="is-true-formula([.$C8]=&quot;Removed&quot;)" style:apply-style-name="Excel_5f_CondFormat_5f_2_5f_1_5f_3" style:base-cell-address="'Product Backlog'.B4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map style:condition="is-true-formula([.$C9]=&quot;Done&quot;)" style:apply-style-name="Excel_5f_CondFormat_5f_2_5f_1_5f_1" style:base-cell-address="'Product Backlog'.A5"/>
      <style:map style:condition="is-true-formula([.$C9]=&quot;Ongoing&quot;)" style:apply-style-name="Excel_5f_CondFormat_5f_2_5f_1_5f_2" style:base-cell-address="'Product Backlog'.A5"/>
      <style:map style:condition="is-true-formula([.$C9]=&quot;Removed&quot;)" style:apply-style-name="Excel_5f_CondFormat_5f_2_5f_1_5f_3" style:base-cell-address="'Product Backlog'.A5"/>
    </style:style>
    <style:style style:name="ce23" style:family="table-cell" style:parent-style-name="Default">
      <style:table-cell-properties style:glyph-orientation-vertical="0" fo:border-bottom="1.76pt solid #4c4c4c" fo:background-color="#ffcc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C8]=&quot;Done&quot;)" style:apply-style-name="Excel_5f_CondFormat_5f_2_5f_1_5f_1" style:base-cell-address="'Product Backlog'.B4"/>
      <style:map style:condition="is-true-formula([.$C8]=&quot;Ongoing&quot;)" style:apply-style-name="Excel_5f_CondFormat_5f_2_5f_1_5f_2" style:base-cell-address="'Product Backlog'.B4"/>
      <style:map style:condition="is-true-formula([.$C8]=&quot;Removed&quot;)" style:apply-style-name="Excel_5f_CondFormat_5f_2_5f_1_5f_3" style:base-cell-address="'Product Backlog'.B4"/>
    </style:style>
    <style:style style:name="ce24" style:family="table-cell" style:parent-style-name="Default">
      <style:table-cell-properties style:glyph-orientation-vertical="0" fo:border-bottom="1.76pt solid #4c4c4c" fo:background-color="#ffcc99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[.$C8]=&quot;Done&quot;)" style:apply-style-name="Excel_5f_CondFormat_5f_2_5f_1_5f_1" style:base-cell-address="'Product Backlog'.B4"/>
      <style:map style:condition="is-true-formula([.$C8]=&quot;Ongoing&quot;)" style:apply-style-name="Excel_5f_CondFormat_5f_2_5f_1_5f_2" style:base-cell-address="'Product Backlog'.B4"/>
      <style:map style:condition="is-true-formula([.$C8]=&quot;Removed&quot;)" style:apply-style-name="Excel_5f_CondFormat_5f_2_5f_1_5f_3" style:base-cell-address="'Product Backlog'.B4"/>
    </style:style>
    <style:style style:name="gr1" style:family="graphic">
      <style:graphic-properties draw:textarea-vertical-align="middl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19.6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26.25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ned&quot;;&quot;Ongoing&quot;;&quot;Done&quot;;&quot;Removed&quot;)" table:allow-empty-cell="true" table:display-list="unsorted" table:base-cell-address="'Product Backlog'.C53"/>
      </table:content-validations>
      <table:table table:name="Product Backlog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utton 4" form:control-implementation="ooo:com.sun.star.form.component.CommandButton" xml:id="control1" form:id="control1" form:label="Sort Product Backlog" form:printable="false" office:target-frame="" xlink:href="" form:image-data="" form:delay-for-repeat="PT0.050000000S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SortProductBacklog?language=Basic&amp;location=document" xlink:type="simple"/>
              </office:event-listeners>
            </form:button>
          </form:form>
        </office:forms>
        <table:shapes>
          <draw:control draw:z-index="0" draw:name="Button 4" draw:style-name="gr1" draw:text-style-name="P1" svg:width="60.74mm" svg:height="6.09mm" svg:x="135.87mm" svg:y="2.65mm" draw:control="control1">
            <svg:desc>Sort Product Backlog</svg:desc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<text:s text:c="13"/>Product <text:s/>Backlog ---</text:p>
          </table:table-cell>
          <table:table-cell table:style-name="ce5"/>
          <table:table-cell table:style-name="ce8" office:value-type="string" calcext:value-type="string">
            <text:p><text:s/></text:p>
          </table:table-cell>
          <table:table-cell table:style-name="ce2" table:number-columns-repeated="2"/>
          <table:table-cell table:style-name="ce5"/>
        </table:table-row>
        <table:table-row table:style-name="ro2" table:number-rows-repeated="2">
          <table:table-cell table:style-name="ce2"/>
          <table:table-cell table:style-name="ce5"/>
          <table:table-cell table:style-name="ce2" table:number-columns-repeated="3"/>
          <table:table-cell table:style-name="ce5"/>
        </table:table-row>
        <table:table-row table:style-name="ro2">
          <table:table-cell table:style-name="ce14" office:value-type="string" calcext:value-type="string">
            <office:annotation draw:style-name="gr2" draw:text-style-name="P3" svg:width="28.99mm" svg:height="21.69mm" svg:x="17.78mm" svg:y="17.26mm" draw:caption-point-x="0mm" draw:caption-point-y="0mm">
              <dc:date>2019-01-21T00:00:00</dc:date>
              <text:p text:style-name="P2"><text:span text:style-name="T1">Once a Story ID is </text:span><text:span text:style-name="T1">given to a story, </text:span><text:span text:style-name="T1">do not change </text:span><text:span text:style-name="T1">that number or </text:span><text:span text:style-name="T1">reuse it even if </text:span><text:span text:style-name="T1">you delete the </text:span><text:span text:style-name="T1">story.</text:span></text:p>
            </office:annotation>
            <text:p>Story ID</text:p>
          </table:table-cell>
          <table:table-cell table:style-name="ce17" office:value-type="string" calcext:value-type="string">
            <text:p>Story name</text:p>
          </table:table-cell>
          <table:table-cell table:style-name="ce21" table:content-validation-name="val1" office:value-type="string" calcext:value-type="string">
            <office:annotation draw:style-name="gr3" draw:text-style-name="P3" svg:width="28.99mm" svg:height="47.93mm" svg:x="115.92mm" svg:y="17.26mm" draw:caption-point-x="0mm" draw:caption-point-y="0mm">
              <dc:date>2019-01-21T00:00:00</dc:date>
              <text:p text:style-name="P2"><text:span text:style-name="T2">Use the </text:span><text:span text:style-name="T2">following </text:span><text:span text:style-name="T2">statuses:</text:span></text:p>
              <text:p text:style-name="P2"><text:span text:style-name="T1">Planned (or </text:span><text:span text:style-name="T1">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2"><text:span text:style-name="T1"/></text:p>
              <text:p text:style-name="P2"><text:span text:style-name="T1">The sheet uses </text:span><text:span text:style-name="T1">the above </text:span><text:span text:style-name="T1">statuses in the </text:span><text:span text:style-name="T1">formatting and </text:span><text:span text:style-name="T1">calculation </text:span><text:span text:style-name="T1">formulas.</text:span></text:p>
            </office:annotation>
            <text:p>Status</text:p>
          </table:table-cell>
          <table:table-cell table:style-name="ce23" office:value-type="string" calcext:value-type="string">
            <text:p>Duration</text:p>
          </table:table-cell>
          <table:table-cell table:style-name="ce23" office:value-type="string" calcext:value-type="string">
            <office:annotation draw:style-name="gr4" draw:text-style-name="P3" svg:width="28.99mm" svg:height="28.25mm" svg:x="151.7mm" svg:y="17.26mm" draw:caption-point-x="0mm" draw:caption-point-y="0mm">
              <dc:date>2019-01-21T00:00:00</dc:date>
              <text:p text:style-name="P2"><text:span text:style-name="T1">You may assign </text:span><text:span text:style-name="T1">priorities to the </text:span><text:span text:style-name="T1">stories, but keep </text:span><text:span text:style-name="T1">in mind that </text:span><text:span text:style-name="T1">priority does not </text:span><text:span text:style-name="T1">always equal </text:span><text:span text:style-name="T1">implementation </text:span><text:span text:style-name="T1">order.</text:span></text:p>
            </office:annotation>
            <text:p>Priority</text:p>
          </table:table-cell>
          <table:table-cell table:style-name="ce24" office:value-type="string" calcext:value-type="string">
            <text:p>Comment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oad map and Flow chart creation</text:p>
          </table:table-cell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1 day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Basic layout of project 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views creation(admin interface)</text:p>
          </table:table-cell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2 days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How web interface is visualized by admin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views creation(user interface)</text:p>
          </table:table-cell>
          <table:table-cell table:style-name="ce10" table:content-validation-name="val1" office:value-type="string" calcext:value-type="string">
            <text:p>Planned</text:p>
          </table:table-cell>
          <table:table-cell table:style-name="ce4" office:value-type="string" calcext:value-type="string">
            <text:p>2 days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How web interface is visualized to user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E-R diagram creation</text:p>
          </table:table-cell>
          <table:table-cell table:style-name="ce10" table:content-validation-name="val1" office:value-type="string" calcext:value-type="string">
            <text:p>Planned</text:p>
          </table:table-cell>
          <table:table-cell table:style-name="ce4" office:value-type="string" calcext:value-type="string">
            <text:p>2 days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Various interfaces and their relationship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atabase creation </text:p>
          </table:table-cell>
          <table:table-cell table:style-name="ce10" table:content-validation-name="val1" office:value-type="string" calcext:value-type="string">
            <text:p>Planned</text:p>
          </table:table-cell>
          <table:table-cell table:style-name="ce4" office:value-type="string" calcext:value-type="string">
            <text:p>7 days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roducts,accounts etc database creation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Authoriasation System(Admin and User)</text:p>
          </table:table-cell>
          <table:table-cell table:style-name="ce10" table:content-validation-name="val1" office:value-type="string" calcext:value-type="string">
            <text:p>Planned</text:p>
          </table:table-cell>
          <table:table-cell table:style-name="ce4" office:value-type="string" calcext:value-type="string">
            <text:p>2 days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erification of genuine user and admin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iews creation(list of items)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7 day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play of goods and services(facilities)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Edit permissions(for admin )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2 da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ertion and Deletion of Products and servic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comment permissions(for user)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2 day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ggestions by verified user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ansaction System Design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7 day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yments system design and collabora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cking System Design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7 day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ocation system desig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eedback System Design</text:p>
          </table:table-cell>
          <table:table-cell office:value-type="string" calcext:value-type="string">
            <text:p><text:s text:c="3"/>Planned</text:p>
          </table:table-cell>
          <table:table-cell office:value-type="string" calcext:value-type="string">
            <text:p><text:s text:c="3"/>2 days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549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'Product Backlog'.D5:'Product Backlog'.F7 'Product Backlog'.D10:'Product Backlog'.F10 'Product Backlog'.A8:'Product Backlog'.A9 'Product Backlog'.C8:'Product Backlog'.F9 'Product Backlog'.A10:'Product Backlog'.C10 'Product Backlog'.A7:'Product Backlog'.C7 'Product Backlog'.A5:'Product Backlog'.A6 'Product Backlog'.C5:'Product Backlog'.C6 'Product Backlog'.B9:'Product Backlog'.B9">
            <calcext:condition calcext:apply-style-name="Excel_CondFormat_2_1_1" calcext:value="formula-is([.$C9]=&quot;Done&quot;)" calcext:base-cell-address="'Product Backlog'.A5"/>
            <calcext:condition calcext:apply-style-name="Excel_CondFormat_2_1_2" calcext:value="formula-is([.$C9]=&quot;Ongoing&quot;)" calcext:base-cell-address="'Product Backlog'.A5"/>
            <calcext:condition calcext:apply-style-name="Excel_CondFormat_2_1_3" calcext:value="formula-is([.$C9]=&quot;Removed&quot;)" calcext:base-cell-address="'Product Backlog'.A5"/>
          </calcext:conditional-format>
          <calcext:conditional-format calcext:target-range-address="'Product Backlog'.B4:'Product Backlog'.E4">
            <calcext:condition calcext:apply-style-name="Excel_CondFormat_2_1_1" calcext:value="formula-is([.$C8]=&quot;Done&quot;)" calcext:base-cell-address="'Product Backlog'.B4"/>
            <calcext:condition calcext:apply-style-name="Excel_CondFormat_2_1_2" calcext:value="formula-is([.$C8]=&quot;Ongoing&quot;)" calcext:base-cell-address="'Product Backlog'.B4"/>
            <calcext:condition calcext:apply-style-name="Excel_CondFormat_2_1_3" calcext:value="formula-is([.$C8]=&quot;Removed&quot;)" calcext:base-cell-address="'Product Backlog'.B4"/>
          </calcext:conditional-format>
          <calcext:conditional-format calcext:target-range-address="'Product Backlog'.B4:'Product Backlog'.B4">
            <calcext:condition calcext:apply-style-name="Excel_CondFormat_2_1_1" calcext:value="formula-is([.$C8]=&quot;Done&quot;)" calcext:base-cell-address="'Product Backlog'.B4"/>
            <calcext:condition calcext:apply-style-name="Excel_CondFormat_2_1_2" calcext:value="formula-is([.$C8]=&quot;Ongoing&quot;)" calcext:base-cell-address="'Product Backlog'.B4"/>
            <calcext:condition calcext:apply-style-name="Excel_CondFormat_2_1_3" calcext:value="formula-is([.$C8]=&quot;Removed&quot;)" calcext:base-cell-address="'Product Backlog'.B4"/>
          </calcext:conditional-format>
          <calcext:conditional-format calcext:target-range-address="'Product Backlog'.A4:'Product Backlog'.A4">
            <calcext:condition calcext:apply-style-name="Excel_CondFormat_2_1_1" calcext:value="formula-is([.$C8]=&quot;Done&quot;)" calcext:base-cell-address="'Product Backlog'.A4"/>
            <calcext:condition calcext:apply-style-name="Excel_CondFormat_2_1_2" calcext:value="formula-is([.$C8]=&quot;Ongoing&quot;)" calcext:base-cell-address="'Product Backlog'.A4"/>
            <calcext:condition calcext:apply-style-name="Excel_CondFormat_2_1_3" calcext:value="formula-is([.$C8]=&quot;Removed&quot;)" calcext:base-cell-address="'Product Backlog'.A4"/>
          </calcext:conditional-format>
          <calcext:conditional-format calcext:target-range-address="'Product Backlog'.B11:'Product Backlog'.B11">
            <calcext:condition calcext:apply-style-name="Excel_CondFormat_2_1_1" calcext:value="formula-is([#REF!]=&quot;Done&quot;)" calcext:base-cell-address="'Product Backlog'.B11"/>
            <calcext:condition calcext:apply-style-name="Excel_CondFormat_2_1_2" calcext:value="formula-is([#REF!]=&quot;Ongoing&quot;)" calcext:base-cell-address="'Product Backlog'.B11"/>
            <calcext:condition calcext:apply-style-name="Excel_CondFormat_2_1_3" calcext:value="formula-is([#REF!]=&quot;Removed&quot;)" calcext:base-cell-address="'Product Backlog'.B11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 €</number:text>
    </number:number-style>
    <number:number-style style:name="N14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 €</number:text>
    </number:number-style>
    <number:number-style style:name="N14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0P2" style:volatile="true">
      <loext:text> </loext:text>
      <loext:fill-character> </loext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mk</number:text>
    </number:number-style>
    <number:number-style style:name="N164">
      <number:text>-</number:text>
      <number:number number:decimal-places="0" loext:min-decimal-places="0" number:min-integer-digits="1" number:grouping="true"/>
      <number:text> mk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  <number:text> mk</number:text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number:text> mk</number:text>
      <style:map style:condition="value()&gt;=0" style:apply-style-name="N165P0"/>
    </number:number-style>
    <number:number-style style:name="N167P0" style:volatile="true">
      <number:number number:decimal-places="2" loext:min-decimal-places="2" number:min-integer-digits="1" number:grouping="true"/>
      <number:text> mk</number:text>
    </number:number-style>
    <number:number-style style:name="N167">
      <number:text>-</number:text>
      <number:number number:decimal-places="2" loext:min-decimal-places="2" number:min-integer-digits="1" number:grouping="true"/>
      <number:text> mk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mk</number:text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number:text> mk</number:text>
      <style:map style:condition="value()&gt;=0" style:apply-style-name="N168P0"/>
    </number:number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 mk </number:text>
    </number:number-style>
    <number:number-style style:name="N172P1" style:volatile="true">
      <loext:text>-</loext:text>
      <loext:fill-character> </loext:fill-character>
      <number:number number:decimal-places="0" loext:min-decimal-places="0" number:min-integer-digits="1" number:grouping="true"/>
      <number:text> mk </number:text>
    </number:number-style>
    <number:number-style style:name="N172P2" style:volatile="true">
      <loext:text> </loext:text>
      <loext:fill-character> </loext:fill-character>
      <number:text>- mk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6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6P2" style:volatile="true">
      <loext:text> </loext:text>
      <loext:fill-character> </loext:fill-character>
      <number:text>-   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</loext:text>
      <loext:fill-character> </loext:fill-character>
      <number:number number:decimal-places="2" loext:min-decimal-places="2" number:min-integer-digits="1" number:grouping="true"/>
      <number:text> mk </number:text>
    </number:number-style>
    <number:number-style style:name="N180P1" style:volatile="true">
      <loext:text>-</loext:text>
      <loext:fill-character> </loext:fill-character>
      <number:number number:decimal-places="2" loext:min-decimal-places="2" number:min-integer-digits="1" number:grouping="true"/>
      <number:text> mk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mk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4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Yes</number:text>
    </number:number-style>
    <number:number-style style:name="N186P1" style:volatile="true">
      <number:text>Yes</number:text>
    </number:number-style>
    <number:number-style style:name="N186">
      <number:text>No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True</number:text>
    </number:number-style>
    <number:number-style style:name="N188P1" style:volatile="true">
      <number:text>True</number:text>
    </number:number-style>
    <number:number-style style:name="N188">
      <number:text>False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On</number:text>
    </number:number-style>
    <number:number-style style:name="N190P1" style:volatile="true">
      <number:text>On</number:text>
    </number:number-style>
    <number:number-style style:name="N190">
      <number:text>Off</number:text>
      <style:map style:condition="value()&gt;0" style:apply-style-name="N190P0"/>
      <style:map style:condition="value()&lt;0" style:apply-style-name="N190P1"/>
    </number:number-style>
    <number:date-style style:name="N191">
      <number:day/>
      <number:text>/ </number:text>
      <number:month number:textual="true"/>
      <number:text>/ </number:text>
      <number:year number:style="long"/>
    </number:date-style>
    <number:date-style style:name="N192">
      <number:day/>
      <number:text>/</number:text>
      <number:month number:style="long"/>
      <number:text>/</number:text>
      <number:year number:style="long"/>
    </number:date-style>
    <number:currency-style style:name="N194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date-style style:name="N196P0" style:volatile="true">
      <number:day/>
      <number:text>.</number:text>
      <number:month/>
      <number:text>.</number:text>
      <number:year number:style="long"/>
    </number:date-style>
    <number:text-style style:name="N196">
      <number:text-content/>
      <style:map style:condition="value()&lt;=1.79769313486232E+308" style:apply-style-name="N196P0"/>
    </number:text-style>
    <number:number-style style:name="N197">
      <number:number number:decimal-places="1" loext:min-decimal-places="1" number:min-integer-digits="1"/>
    </number:number-style>
    <number:number-style style:name="N198">
      <number:text>Sprint </number:text>
      <number:number number:decimal-places="0" loext:min-decimal-places="0" number:min-integer-digits="0"/>
      <number:text> Backlog</number:text>
    </number:number-style>
    <number:number-style style:name="N199">
      <number:text>Last </number:text>
      <number:number number:decimal-places="0" loext:min-decimal-places="0" number:min-integer-digits="0"/>
      <number:text> sprints</number:text>
    </number:number-style>
    <number:number-style style:name="N200">
      <number:number number:decimal-places="4" loext:min-decimal-places="4" number:min-integer-digits="1"/>
    </number:number-style>
    <number:number-style style:name="N201">
      <number:number number:decimal-places="3" loext:min-decimal-places="3" number:min-integer-digits="1"/>
    </number:number-style>
    <number:date-style style:name="N10107" number:language="fi" number:country="FI">
      <number:day/>
      <number:text>. </number:text>
      <number:month number:style="long" number:textual="true"/>
      <number:text>ta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4:37:16.05754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